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MR12" svg:font-family="CMR12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" fo:font-size="14pt" style:font-name-asian="CMR12" style:font-size-asian="14pt" style:font-name-complex="CMR12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style:font-name-asian="CMR12" style:font-size-asian="14pt" style:font-weight-asian="normal" style:font-name-complex="CMR12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OZZA PIANO DI PROGETTO</text:p>
      <text:p text:style-name="P5"/>
      <text:p text:style-name="P1">versione 0.1</text:p>
      <text:p text:style-name="P1">Dal Bosco Davide</text:p>
      <text:p text:style-name="P1"/>
      <text:p text:style-name="P2">Introduzione</text:p>
      <text:p text:style-name="P1"/>
      <text:p text:style-name="P3">Scopo del documento</text:p>
      <text:p text:style-name="P3"/>
      <text:p text:style-name="P4">il documento si propone di presentare ai Committenti le scelte effettuate riguardanti la distribuzione dei ruoli e delle risorse, l'assegnazione delle attività dei componenti dell'azienda e lo studio dei costi necessari per la realizzazione del progetto inerente al capitolato d'appalto C04.</text:p>
      <text:p text:style-name="P4"/>
      <text:p text:style-name="P2">Organigramma</text:p>
      <text:p text:style-name="P2"/>
      <text:p text:style-name="P4">In data 15 ottobre 2008 è stato costituito il gruppo WebShape formato da 6 membri, tutti in possesso delle idoneità necessarie per partecipare al progetto di Ingegneria del Software.</text:p>
      <text:p text:style-name="P4">I ruoli saranno assegnati a rotazione nell'arco dello sviluppo del progetto, in base alle capacità e alle disponibilità dei componenti del gruppo.</text:p>
      <text:p text:style-name="P4"/>
      <text:p text:style-name="P4"/>
      <text:p text:style-name="P3">Accettazione</text:p>
      <text:p text:style-name="P3"/>
      <text:p text:style-name="P4">Bizzotto Piero <text:s text:c="12"/>15 ottobre 2008 <text:s text:c="10"/>accettato (o firma)</text:p>
      <text:p text:style-name="P4">Carollo Mirko <text:s text:c="13"/>15 ottobre 2008 <text:s text:c="9"/>accettato</text:p>
      <text:p text:style-name="P4">Cunico Marco <text:s text:c="13"/>15 ottobre 2008 <text:s text:c="9"/>accettato</text:p>
      <text:p text:style-name="P4">Dal Bosco Davide <text:s text:c="6"/>15 ottobre 2008 <text:s text:c="8"/>accettato</text:p>
      <text:p text:style-name="P4">Dissegna Stefano <text:s text:c="7"/>15 ottobre 2008 <text:s text:c="9"/>accettato</text:p>
      <text:p text:style-name="P4">Geremia Mirco <text:s text:c="10"/>15 ottobre 2008 <text:s text:c="9"/>accettato</text:p>
      <text:p text:style-name="P4">(Zanini Luca <text:s text:c="15"/>15 ottobre 2008 <text:s text:c="10"/>accettato)</text:p>
      <text:p text:style-name="P4"/>
      <text:p text:style-name="P3">Descrizione dei componenti</text:p>
      <text:p text:style-name="P4"/>
      <text:p text:style-name="P4">Bizzotto Piero <text:s text:c="12"/>matricola <text:s text:c="11"/>email</text:p>
      <text:p text:style-name="P4">Carollo Mirko <text:s text:c="12"/>matricola <text:s text:c="12"/>email</text:p>
      <text:p text:style-name="P4">Cunico Marco <text:s text:c="12"/>matricola <text:s text:c="12"/>email</text:p>
      <text:p text:style-name="P4">Dal Bosco Davide <text:s text:c="5"/>matricola <text:s text:c="13"/>email</text:p>
      <text:p text:style-name="P4">Dissegna Stefano <text:s text:c="8"/>matricola <text:s text:c="12"/>email</text:p>
      <text:p text:style-name="P4">Geremia Mirco <text:s text:c="10"/>matricola <text:s text:c="14"/>email</text:p>
      <text:p text:style-name="P4">(Zanini Luca <text:s text:c="15"/>matricola <text:s text:c="13"/>email)</text:p>
      <text:p text:style-name="P4"><text:soft-page-break/></text:p>
      <text:p text:style-name="P4"/>
      <text:p text:style-name="P3">Assunzioni iniziali</text:p>
      <text:p text:style-name="P3"/>
      <text:p text:style-name="P8">regole da rispettare per la realizzazione del progetto didattico:</text:p>
      <text:p text:style-name="P7">- importo complessivo ........</text:p>
      <text:p text:style-name="P7">- numero totale di ore dedicate alla realizzazione del progetto ….....</text:p>
      <text:p text:style-name="P7">- l'impegno individuale di ogni componente varia da un minimo di 85 ore ad un massimo di 105 ore</text:p>
      <text:p text:style-name="P7"/>
      <text:p text:style-name="P3"/>
      <text:p text:style-name="P3"/>
      <text:p text:style-name="P3">Attribuzione dei ruoli</text:p>
      <text:p text:style-name="P3"/>
      <text:p text:style-name="P4">Date le Assunzioni iniziali precedentemente descritte ed essendo il gruppo WebShape costituito da 6 elementi, si avra' una media di circa 105 ore di lavoro per persona. La durata complessiva del progetto sara' di circa ? ore , ogni elemento lavorera' quindi una media di 2,5 ore giornaliere. Sono previste altre 3 revisioni:</text:p>
      <text:p text:style-name="P4"></text:p>
      <text:p text:style-name="P4"><text:s text:c="4"/>1. Revisione di Progetto Preliminare (RPP), </text:p>
      <text:p text:style-name="P4"><text:s text:c="4"/>2. Revisione di Qualifica (RQ), </text:p>
      <text:list text:style-name="L1">
        <text:list-item>
          <text:p text:style-name="P13">Revisione di Accettazione (RA),</text:p>
        </text:list-item>
      </text:list>
      <text:p text:style-name="P4"><text:s/></text:p>
      <text:p text:style-name="P4">La rotazione dei ruoli avviene come da tebella ?. Dato che ogni componente del gruppo dovra' assumere tutti i ruoli, e' previsto che nelle varie fasi del progetto i membri della societa' si assumano piu' incarichi. Non e' permesso che uno stesso membro ricopra ruoli in conflitto di interessi tra loro.</text:p>
      <text:p text:style-name="P4"/>
      <text:p text:style-name="P2">Pianificazione</text:p>
      <text:p text:style-name="P2"/>
      <text:p text:style-name="P4">per la realizzazione del progetto l'azienda WebShape ha valutato con attenzione i possibili modelli di cicli di vita da utilizzare, tenendo conto di eventuali pregi e difetti. </text:p>
      <text:p text:style-name="P4">La scelta è ricaduta sul modello incrementale, in quanto, vista la tipologia modulare del progetto, si adatta meglio alle nostre esigenze. Inoltre permette una pianificazione ben definita e un rilascio di versioni parziali che sono dei vantaggi importanti per una nuova azienda. Sono stati scartati invece il modello evolutivo e a spirale per la necessità di gestire continui rilasci e contatti col cliente. </text:p>
      <text:p text:style-name="P9"/>
      <text:p text:style-name="P9"/>
      <text:p text:style-name="P11"/>
      <text:p text:style-name="P9"/>
      <text:p text:style-name="P9"/>
      <text:p text:style-name="P11"><text:soft-page-break/></text:p>
      <text:p text:style-name="P10"/>
      <text:p text:style-name="P11"/>
      <text:p text:style-name="P11"/>
      <text:p text:style-name="P11"/>
      <text:p text:style-name="P10"/>
      <text:p text:style-name="P11"><text:s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MR12" svg:font-family="CMR12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e Dal Bosco</meta:initial-creator>
    <meta:creation-date>2008-11-20T12:08:49</meta:creation-date>
    <dc:creator>marco</dc:creator>
    <dc:date>2008-11-29T17:06:22</dc:date>
    <meta:editing-cycles>15</meta:editing-cycles>
    <meta:editing-duration>PT2H3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2" meta:word-count="489" meta:character-count="3561"/>
  </office:meta>
</office:document-meta>
</file>